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sion för Bil Service Booking</text:h>
      <text:h text:style-name="Heading_20_2" text:outline-level="2">Bakgrund och problembeskrivning</text:h>
      <text:p text:style-name="P1">Det finns många små, privatägda och lokala företag som arbetar med fordons service i olika grad. Flera av dessa saknar helt någon form av bokningssystem för att hålla koll på kunderna och deras bilar. Manuellt ifyllda kalendrar och små lappar med bokningar är vanligt förekommande i dagsläget. Risken finns att företagen tappar bort kunduppgifter eller att mekanikerna får felaktig information. Syftet med detta projekt är att skapa ett bokningsystem som är skräddarsytt för just företag som sysslar med fordons service, så att de snabbt och enkelt skall kunna ta hand om sina kunder.</text:p>
      <text:h text:style-name="Heading_20_2" text:outline-level="2">Användargrupper</text:h>
      <text:p text:style-name="Text_20_body">Programvaran är tänkt att användas utav företagens egen personal, vilken består av mestadels utbildade mekaniker i varierande åldrar. De nyaste bilarna kräver i dagens läge viss förståelse för datorer och programvara, vilket gör att de nyutbildade mekanikerna har mer datorvana än de äldre inom branchen som inte har fått del av den kunskapen, således de inte har vidare utbildat sig under senare år.</text:p>
      <text:h text:style-name="Heading_20_2" text:outline-level="2">Intressenter</text:h>
      <text:p text:style-name="Text_20_body">Tillverkare och de företag som kan vara intresserade av att använda programvaran.</text:p>
      <text:h text:style-name="Heading_20_2" text:outline-level="2">Liknande system</text:h>
      <text:p text:style-name="Text_20_body">Det finns flera bokningssytem där kunder själva kan boka en tid via nätet vilket kan tyckas vara bättre för kunden. Men dessa företag behöver oftast själva estimera tiden för hur länge det tar för varje enskild kund/bil. De vill heller inte förlora den personliga kontakten med kunderna då den är väldigt viktigt i ett litet samhälle. Känner inte till någon desktop applikation som skulle möta ett bokningssystem behov för denna typ av företag.</text:p>
      <text:h text:style-name="Heading_20_2" text:outline-level="2">Baskrav</text:h>
      <text:p text:style-name="Text_20_body">BK 1 Personalen skall snabbt och enkelt kunna registrera nya kunder med deras namn, telefonnummer samt deras bilars registernummer.</text:p>
      <text:p text:style-name="Text_20_body">BK 2 Perosnalen skall ha möjlighet att söka i kund-registret, både på namn och registernummer.</text:p>
      <text:p text:style-name="Text_20_body">BK 3 Personalen skall smidigt kunna lägga in nya kundärenden och bokningar i en kalender.</text:p>
      <text:p text:style-name="Text_20_body"><text:tab/>BK 3.1 Kalendern skall erbjuda en utskriftsvänlig version för att arbetsledaren på företaget enkelt skall kunna fördela arbetet.</text:p>
      <text:p text:style-name="Text_20_body"><text:tab/>BK 3.2 Kalendern skall innehålla information för vilken bil som skall fixas och vad som skall göras samt vilken kund bilen tillhö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2T18:23:48.94</meta:creation-date>
    <meta:document-statistic meta:table-count="0" meta:image-count="0" meta:object-count="0" meta:page-count="1" meta:paragraph-count="15" meta:word-count="343" meta:character-count="2194"/>
    <dc:date>2013-12-02T19:38:03.16</dc:date>
    <meta:editing-duration>PT00H09M01S</meta:editing-duration>
    <meta:editing-cycles>1</meta:editing-cycles>
    <meta:generator>OpenOffice.org/3.2$Win32 OpenOffice.org_project/320m12$Build-9483</meta:generator>
  </office:meta>
</office:document-meta>
</file>